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font-style="italic" style:font-style-asian="italic" style:font-style-complex="italic"/>
    </style:style>
    <style:style style:name="P3" style:family="paragraph" style:parent-style-name="Standard" style:list-style-name="L1">
      <style:paragraph-properties fo:text-align="justify" style:justify-single-word="false"/>
      <style:text-properties fo:color="#ff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244100571826298720" text:style-name="L1">
        <text:list-item>
          <text:p text:style-name="P1">intro</text:p>
          <text:list>
            <text:list-item>
              <text:p text:style-name="P1">plan (perso, pas sur)</text:p>
              <text:list>
                <text:list-item>
                  <text:p text:style-name="P1">intro</text:p>
                </text:list-item>
                <text:list-item>
                  <text:p text:style-name="P1">syntaxe (de la logique des prédicats du premier ordre)</text:p>
                </text:list-item>
                <text:list-item>
                  <text:p text:style-name="P1">sémantique</text:p>
                </text:list-item>
                <text:list-item>
                  <text:p text:style-name="P1">calculs</text:p>
                </text:list-item>
              </text:list>
            </text:list-item>
            <text:list-item>
              <text:p text:style-name="P1">ce qu'on va faire dans cette matière</text:p>
              <text:list>
                <text:list-item>
                  <text:p text:style-name="P1">sensé connaître logique propositions</text:p>
                </text:list-item>
                <text:list-item>
                  <text:p text:style-name="P1">sensé apprendre logique des prédicats de premier ordre</text:p>
                </text:list-item>
              </text:list>
            </text:list-item>
            <text:list-item>
              <text:p text:style-name="P1">généralités sur logique</text:p>
              <text:list>
                <text:list-item>
                  <text:p text:style-name="P1">logique historiquement est la science du raisonnement</text:p>
                </text:list-item>
                <text:list-item>
                  <text:p text:style-name="P1">but de la logique</text:p>
                  <text:list>
                    <text:list-item>
                      <text:p text:style-name="P1">on part d'hypothèses</text:p>
                    </text:list-item>
                    <text:list-item>
                      <text:p text:style-name="P1">on tire une conclusion</text:p>
                    </text:list-item>
                    <text:list-item>
                      <text:p text:style-name="P1">la logique sert à dire si il est correcte ou non d'en tirer cette conclusion</text:p>
                    </text:list-item>
                  </text:list>
                </text:list-item>
              </text:list>
            </text:list-item>
            <text:list-item>
              <text:p text:style-name="P1">rappels sur ce qu'on a fait sur logique des propositions avant</text:p>
              <text:list>
                <text:list-item>
                  <text:p text:style-name="P1">on a vu la syntaxe</text:p>
                  <text:list>
                    <text:list-item>
                      <text:p text:style-name="P1">vocabulaire</text:p>
                      <text:list>
                        <text:list-item>
                          <text:p text:style-name="P1">ce qu'on a le droit d'écrire</text:p>
                        </text:list-item>
                        <text:list-item>
                          <text:p text:style-name="P1">les signes autorisés</text:p>
                        </text:list-item>
                      </text:list>
                    </text:list-item>
                    <text:list-item>
                      <text:p text:style-name="P1">puis l'arborescence logique</text:p>
                      <text:list>
                        <text:list-item>
                          <text:p text:style-name="P1">avec les signes dans les nœuds</text:p>
                        </text:list-item>
                        <text:list-item>
                          <text:p text:style-name="P1">les atomes dans les feuilles</text:p>
                        </text:list-item>
                      </text:list>
                    </text:list-item>
                  </text:list>
                </text:list-item>
                <text:list-item>
                  <text:p text:style-name="P1">puis la sémantique</text:p>
                  <text:list>
                    <text:list-item>
                      <text:p text:style-name="P1">interprétations</text:p>
                      <text:list>
                        <text:list-item>
                          <text:p text:style-name="P1">une ligne de la tables de vérité</text:p>
                        </text:list-item>
                        <text:list-item>
                          <text:p text:style-name="P1">c'est un monde possible (que ça soit correct ou non)</text:p>
                        </text:list-item>
                        <text:list-item>
                          <text:p text:style-name="P1">mathématiquement : application de S dans B</text:p>
                        </text:list-item>
                        <text:list-item>
                          <text:p text:style-name="P1">S</text:p>
                          <text:list>
                            <text:list-item>
                              <text:p text:style-name="P1">symboles propositionnels auxquels on donne une valeur de vérité</text:p>
                            </text:list-item>
                            <text:list-item>
                              <text:p text:style-name="P1">premières colonnes de table de vérité</text:p>
                            </text:list-item>
                          </text:list>
                        </text:list-item>
                        <text:list-item>
                          <text:p text:style-name="P1">B = booléens</text:p>
                        </text:list-item>
                        <text:list-item>
                          <text:p text:style-name="P1">but en suite</text:p>
                          <text:list>
                            <text:list-item>
                              <text:p text:style-name="P1">à partir de l'application de S dans B</text:p>
                            </text:list-item>
                            <text:list-item>
                              <text:p text:style-name="P1">on veut une application de F dans B</text:p>
                            </text:list-item>
                            <text:list-item>
                              <text:p text:style-name="P1">F = ensemble des fbf</text:p>
                            </text:list-item>
                            <text:list-item>
                              <text:p text:style-name="P1">on remonte dans arbre syntaxique (définition récursive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vocabulaire</text:p>
                  <text:list>
                    <text:list-item>
                      <text:p text:style-name="P1">"état" de la formule (pas mot officiel c'est moi qui dit comme ça)</text:p>
                      <text:list>
                        <text:list-item>
                          <text:p text:style-name="P1">valide : toutes les interprétations donnent vrai</text:p>
                        </text:list-item>
                        <text:list-item>
                          <text:p text:style-name="P1">satisfiable</text:p>
                          <text:list>
                            <text:list-item>
                              <text:p text:style-name="P1">au moins une fois vrai</text:p>
                            </text:list-item>
                            <text:list-item>
                              <text:p text:style-name="P1">peut être valide</text:p>
                            </text:list-item>
                            <text:list-item>
                              <text:p text:style-name="P1">pas forcément une fois faux</text:p>
                            </text:list-item>
                          </text:list>
                        </text:list-item>
                        <text:list-item>
                          <text:p text:style-name="P1">perso : contingent</text:p>
                          <text:list>
                            <text:list-item>
                              <text:p text:style-name="P1">au moins une fois vrai</text:p>
                            </text:list-item>
                            <text:list-item>
                              <text:p text:style-name="P1">au moins une fois faux</text:p>
                            </text:list-item>
                          </text:list>
                        </text:list-item>
                        <text:list-item>
                          <text:p text:style-name="P1">instatisfiable : toutes les interprétations donnent faux</text:p>
                        </text:list-item>
                      </text:list>
                    </text:list-item>
                    <text:list-item>
                      <text:p text:style-name="P1">conséquence logique</text:p>
                      <text:list>
                        <text:list-item>
                          <text:p text:style-name="P1"><text:soft-page-break/>signe : sorte de tourniquet (barre verticale et 2 barres horizontales à droite)</text:p>
                        </text:list-item>
                        <text:list-item>
                          <text:p text:style-name="P1">signification</text:p>
                          <text:list>
                            <text:list-item>
                              <text:p text:style-name="P1">toute interprétation satisfaisant les hypothèses</text:p>
                            </text:list-item>
                            <text:list-item>
                              <text:p text:style-name="P1">satisfont aussi la conclusion</text:p>
                            </text:list-item>
                          </text:list>
                        </text:list-item>
                        <text:list-item>
                          <text:p text:style-name="P1">différences conséquences logique / implique</text:p>
                          <text:list>
                            <text:list-item>
                              <text:p text:style-name="P1">pas pareille que signe implique</text:p>
                            </text:list-item>
                            <text:list-item>
                              <text:p text:style-name="P1">conséquence logique affirme</text:p>
                            </text:list-item>
                            <text:list-item>
                              <text:p text:style-name="P1">implique sert à construire une formule à évaluer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calcul valeur vérité</text:p>
                  <text:list>
                    <text:list-item>
                      <text:p text:style-name="P1">but</text:p>
                      <text:list>
                        <text:list-item>
                          <text:p text:style-name="P1">on a des hypothèses et une conclusion</text:p>
                        </text:list-item>
                        <text:list-item>
                          <text:p text:style-name="P1">on veut vérifier si la conclusion est conséquence logique des hypothèses</text:p>
                        </text:list-item>
                        <text:list-item>
                          <text:p text:style-name="P1">comment faire ?</text:p>
                        </text:list-item>
                      </text:list>
                    </text:list-item>
                    <text:list-item>
                      <text:p text:style-name="P1">méthodes de calcul</text:p>
                      <text:list>
                        <text:list-item>
                          <text:p text:style-name="P1">table de vérité</text:p>
                          <text:list>
                            <text:list-item>
                              <text:p text:style-name="P1">solution efficace mais lourde (exponentielle)</text:p>
                            </text:list-item>
                            <text:list-item>
                              <text:p text:style-name="P1">on va plus utiliser</text:p>
                            </text:list-item>
                          </text:list>
                        </text:list-item>
                        <text:list-item>
                          <text:p text:style-name="P1">théorème fondamentale des manipulation syntaxiques</text:p>
                          <text:list>
                            <text:list-item>
                              <text:p text:style-name="P1">H a pour conséquence logique C ssi :</text:p>
                            </text:list-item>
                            <text:list-item>
                              <text:p text:style-name="P1">H → C est valide</text:p>
                            </text:list-item>
                          </text:list>
                        </text:list-item>
                        <text:list-item>
                          <text:p text:style-name="P1">résolution</text:p>
                          <text:list>
                            <text:list-item>
                              <text:p text:style-name="P1">A, non A ou B, a pour conséquence logique B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pourquoi besoin de la logique du premier ordre ?</text:p>
              <text:list>
                <text:list-item>
                  <text:p text:style-name="P1">logique des propositions pas assez puissant</text:p>
                  <text:list>
                    <text:list-item>
                      <text:p text:style-name="P1">pas suffisant pour tout exprimer</text:p>
                    </text:list-item>
                    <text:list-item>
                      <text:p text:style-name="P1">impossible de faire des raisonnements relatifs à des objets</text:p>
                    </text:list-item>
                    <text:list-item>
                      <text:p text:style-name="P1">ex</text:p>
                      <text:list>
                        <text:list-item>
                          <text:p text:style-name="P1">"pierre est un étudiant" "tout étudiant possède le bac" "est ce que pierre possède le bac" ?</text:p>
                        </text:list-item>
                        <text:list-item>
                          <text:p text:style-name="P1">avec logique propositions</text:p>
                        </text:list-item>
                        <text:list-item>
                          <text:p text:style-name="P1">si on veut faire avec tout étudiant c'est super long</text:p>
                        </text:list-item>
                        <text:list-item>
                          <text:p text:style-name="P1">si sur ensemble infini, c'est impossible</text:p>
                        </text:list-item>
                      </text:list>
                    </text:list-item>
                  </text:list>
                </text:list-item>
                <text:list-item>
                  <text:p text:style-name="P1">pour résoudre ce problème : logique des prédicats</text:p>
                </text:list-item>
              </text:list>
            </text:list-item>
            <text:list-item>
              <text:p text:style-name="P1">logique des prédicats de premier ordre</text:p>
              <text:list>
                <text:list-item>
                  <text:p text:style-name="P1">paramétrage de prédicats</text:p>
                  <text:list>
                    <text:list-item>
                      <text:p text:style-name="P1">domaine</text:p>
                      <text:list>
                        <text:list-item>
                          <text:p text:style-name="P1">on a besoin de définir des domaines pour les objets considérés</text:p>
                        </text:list-item>
                        <text:list-item>
                          <text:p text:style-name="P1">ex : ensemble de prénoms</text:p>
                        </text:list-item>
                      </text:list>
                    </text:list-item>
                    <text:list-item>
                      <text:p text:style-name="P1">prédicats</text:p>
                      <text:list>
                        <text:list-item>
                          <text:p text:style-name="P1">création de propositions paramétrées par ces objets</text:p>
                        </text:list-item>
                        <text:list-item>
                          <text:p text:style-name="P1">on créé une relation d'une certaine arité</text:p>
                        </text:list-item>
                        <text:list-item>
                          <text:p text:style-name="P1">ex : pote(a, b)</text:p>
                        </text:list-item>
                        <text:list-item>
                          <text:p text:style-name="P1">on passe d'atomes à des prédicats (des fonctions)</text:p>
                        </text:list-item>
                      </text:list>
                    </text:list-item>
                  </text:list>
                </text:list-item>
                <text:list-item>
                  <text:p text:style-name="P1">quantification</text:p>
                  <text:list>
                    <text:list-item>
                      <text:p text:style-name="P1">on introduit des quantificateurs</text:p>
                    </text:list-item>
                    <text:list-item>
                      <text:p text:style-name="P1">deux quantificateurs</text:p>
                      <text:list>
                        <text:list-item>
                          <text:p text:style-name="P1">quantificateur universel</text:p>
                          <text:list>
                            <text:list-item>
                              <text:p text:style-name="P1">quelque soit / pour tout / chaque (A à l'envers)</text:p>
                            </text:list-item>
                          </text:list>
                        </text:list-item>
                        <text:list-item>
                          <text:p text:style-name="P1">quantificateur existentiel</text:p>
                          <text:list>
                            <text:list-item>
                              <text:p text:style-name="P1"><text:soft-page-break/>E à l'envers et allongé</text:p>
                            </text:list-item>
                            <text:list-item>
                              <text:p text:style-name="P1">il existe</text:p>
                            </text:list-item>
                            <text:list-item>
                              <text:p text:style-name="P1">(au moins 1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ex : quelque soit x, être un étudiant (x) → avoir un bac (x)</text:p>
                    </text:list-item>
                    <text:list-item>
                      <text:p text:style-name="P1">appartient ?</text:p>
                      <text:list>
                        <text:list-item>
                          <text:p text:style-name="P1">pas de appartient en logique !!!</text:p>
                        </text:list-item>
                        <text:list-item>
                          <text:p text:style-name="P1">pas pierre appartient a étudiant mais être un étudiant (pierre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comparaison logique propositions / logique prédicats</text:p>
              <text:list>
                <text:list-item>
                  <text:p text:style-name="P1">logique propositions</text:p>
                  <text:list>
                    <text:list-item>
                      <text:p text:style-name="P1">atomes</text:p>
                    </text:list-item>
                    <text:list-item>
                      <text:p text:style-name="P1">on représente des faits</text:p>
                    </text:list-item>
                    <text:list-item>
                      <text:p text:style-name="P1">ex : "p est un étudiant" = un atome = un fait</text:p>
                    </text:list-item>
                  </text:list>
                </text:list-item>
                <text:list-item>
                  <text:p text:style-name="P1">logique prédicats</text:p>
                  <text:list>
                    <text:list-item>
                      <text:p text:style-name="P1">objets</text:p>
                      <text:list>
                        <text:list-item>
                          <text:p text:style-name="P1">pierre, 3...</text:p>
                        </text:list-item>
                        <text:list-item>
                          <text:p text:style-name="P1">ce ne sont pas des faits</text:p>
                        </text:list-item>
                      </text:list>
                    </text:list-item>
                    <text:list-item>
                      <text:p text:style-name="P1">relations entre objets</text:p>
                      <text:list>
                        <text:list-item>
                          <text:p text:style-name="P1">ex : "être un étudiant"</text:p>
                        </text:list-item>
                      </text:list>
                    </text:list-item>
                    <text:list-item>
                      <text:p text:style-name="P1">on paramètre les relations avec les objets</text:p>
                    </text:list-item>
                    <text:list-item>
                      <text:p text:style-name="P1">on appelle ça des prédicats</text:p>
                    </text:list-item>
                    <text:list-item>
                      <text:p text:style-name="P1">prédicat</text:p>
                      <text:list>
                        <text:list-item>
                          <text:p text:style-name="P1">fonction</text:p>
                        </text:list-item>
                        <text:list-item>
                          <text:p text:style-name="P1">représentée par symbole de prédicats</text:p>
                        </text:list-item>
                        <text:list-item>
                          <text:p text:style-name="P1">paramétré par variables / constantes</text:p>
                        </text:list-item>
                        <text:list-item>
                          <text:p text:style-name="P1">résultats dans booléens</text:p>
                        </text:list-item>
                      </text:list>
                    </text:list-item>
                    <text:list-item>
                      <text:p text:style-name="P1">HS : livre de smullyan : "le livre qui rend fou"</text:p>
                    </text:list-item>
                  </text:list>
                </text:list-item>
                <text:list-item>
                  <text:p text:style-name="P1">complexité logique propositions</text:p>
                  <text:list>
                    <text:list-item>
                      <text:p text:style-name="P1">une proposition ajoutée par objet considérée</text:p>
                    </text:list-item>
                    <text:list-item>
                      <text:p text:style-name="P1">nombre de clauses doublées à chaque objet ajouté</text:p>
                    </text:list-item>
                    <text:list-item>
                      <text:p text:style-name="P1">c'est exponentiel en le nombre d'objet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syntaxe de la logique des prédicats du premier ordre</text:p>
          <text:list>
            <text:list-item>
              <text:p text:style-name="P1">généralités</text:p>
              <text:list>
                <text:list-item>
                  <text:p text:style-name="P1">qu'est ce que la logique des prédicats du premier ordre ? (limites)</text:p>
                  <text:list>
                    <text:list-item>
                      <text:p text:style-name="P1">ce qu'on peut / qu'on peut pas quantifier</text:p>
                      <text:list>
                        <text:list-item>
                          <text:p text:style-name="P1">généralités</text:p>
                          <text:list>
                            <text:list-item>
                              <text:p text:style-name="P1">on n'a le droit de quantifier que les variables</text:p>
                            </text:list-item>
                            <text:list-item>
                              <text:p text:style-name="P1">interdit de quantifier les symboles de prédicats (subtilité si dessous)</text:p>
                            </text:list-item>
                            <text:list-item>
                              <text:p text:style-name="P1">logique prédicats second ordre pour quantifier symboles propositionnels</text:p>
                            </text:list-item>
                          </text:list>
                        </text:list-item>
                        <text:list-item>
                          <text:p text:style-name="P1">exemples</text:p>
                          <text:list>
                            <text:list-item>
                              <text:p text:style-name="P1">autorisée</text:p>
                              <text:list>
                                <text:list-item>
                                  <text:p text:style-name="P1">quelque soit x, quelque soit y, quelque soit z, R(x, y) et R(y, z) → R(x, z)</text:p>
                                </text:list-item>
                              </text:list>
                            </text:list-item>
                            <text:list-item>
                              <text:p text:style-name="P1">interdit</text:p>
                              <text:list>
                                <text:list-item>
                                  <text:p text:style-name="P1">quelque soit R, transitive(R) équivalent à :</text:p>
                                </text:list-item>
                                <text:list-item>
                                  <text:p text:style-name="P1">quelque soit x, quelque soit y, quelque soit z</text:p>
                                </text:list-item>
                                <text:list-item>
                                  <text:p text:style-name="P1">R(x, y) et R(y, z) → R(x, z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subtilité</text:p>
                          <text:list>
                            <text:list-item>
                              <text:p text:style-name="P1">généralité</text:p>
                              <text:list>
                                <text:list-item>
                                  <text:p text:style-name="P1">droit de quantifier des relations si elles sont considérées uniquement <text:soft-page-break/>en tant qu'objets et jamais en tant que symboles propositionnels</text:p>
                                </text:list-item>
                              </text:list>
                            </text:list-item>
                            <text:list-item>
                              <text:p text:style-name="P1">exemple</text:p>
                              <text:list>
                                <text:list-item>
                                  <text:p text:style-name="P1">autorisé</text:p>
                                  <text:list>
                                    <text:list-item>
                                      <text:p text:style-name="P1">formule</text:p>
                                      <text:list>
                                        <text:list-item>
                                          <text:p text:style-name="P1">quelque soit R, quelque soit R'</text:p>
                                        </text:list-item>
                                        <text:list-item>
                                          <text:p text:style-name="P1">bijection (R) et transitif (R) et inverse(R, R') implique</text:p>
                                        </text:list-item>
                                        <text:list-item>
                                          <text:p text:style-name="P1">transitive (R')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">explications</text:p>
                                      <text:list>
                                        <text:list-item>
                                          <text:p text:style-name="P1">car R et R' sont pas fonctions mais variables syntaxiquement parlant, c'est bijection etc les symboles de prédicats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">interdit</text:p>
                                  <text:list>
                                    <text:list-item>
                                      <text:p text:style-name="P1">quelque soit R, bijection(R) et transitif(R) → transifit(inverse(R))</text:p>
                                    </text:list-item>
                                    <text:list-item>
                                      <text:p text:style-name="P1">pas le droit d'appliquer des prédicats à des fonction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résumé : définition langage des prédicats de premier ordre</text:p>
                      <text:list>
                        <text:list-item>
                          <text:p text:style-name="P1">quantifier les objets du domaine = autorisé</text:p>
                        </text:list-item>
                        <text:list-item>
                          <text:p text:style-name="P1">quantifier les relations = interdit</text:p>
                        </text:list-item>
                      </text:list>
                    </text:list-item>
                  </text:list>
                </text:list-item>
                <text:list-item>
                  <text:p text:style-name="P1">but de la syntaxe</text:p>
                  <text:list>
                    <text:list-item>
                      <text:p text:style-name="P1">définir comment construire des formules bien formées (fbf)</text:p>
                    </text:list-item>
                  </text:list>
                </text:list-item>
                <text:list-item>
                  <text:p text:style-name="P1">relation entre logique des propositions et logique des prédicats du premier ordre</text:p>
                  <text:list>
                    <text:list-item>
                      <text:p text:style-name="P1">arité 0 en premier ordre, ex : P() :</text:p>
                    </text:list-item>
                    <text:list-item>
                      <text:p text:style-name="P1">équivalent des atomes en logique des propositions</text:p>
                    </text:list-item>
                    <text:list-item>
                      <text:p text:style-name="P1">donc logique des propositions incluse dans logique des prédicats du 1er ordre</text:p>
                    </text:list-item>
                  </text:list>
                </text:list-item>
              </text:list>
            </text:list-item>
            <text:list-item>
              <text:p text:style-name="P1">définir langages du premier ordre</text:p>
              <text:list>
                <text:list-item>
                  <text:p text:style-name="P1">vocabulaire du langage</text:p>
                  <text:list>
                    <text:list-item>
                      <text:p text:style-name="P1">conceptuellement</text:p>
                      <text:list>
                        <text:list-item>
                          <text:p text:style-name="P1">on cherche a définir l'alphabet de la grammaire</text:p>
                        </text:list-item>
                        <text:list-item>
                          <text:p text:style-name="P1">on va le faire à partir d'ensembles définir si après</text:p>
                        </text:list-item>
                        <text:list-item>
                          <text:p text:style-name="P1">c'est sur cet alphabet qu'on va construire les fbf</text:p>
                        </text:list-item>
                      </text:list>
                    </text:list-item>
                    <text:list-item>
                      <text:p text:style-name="P1">alphabet effectif</text:p>
                      <text:list>
                        <text:list-item>
                          <text:p text:style-name="P1">termes</text:p>
                          <text:list>
                            <text:list-item>
                              <text:p text:style-name="P1">désignent les objets du domaine</text:p>
                            </text:list-item>
                            <text:list-item>
                              <text:p text:style-name="P1">variables / constantes</text:p>
                            </text:list-item>
                            <text:list-item>
                              <text:p text:style-name="P1">ce sont les paramètres des prédicats</text:p>
                            </text:list-item>
                            <text:list-item>
                              <text:p text:style-name="P1">par convention on écrit les termes en minuscules (x, jean ...)</text:p>
                            </text:list-item>
                          </text:list>
                        </text:list-item>
                        <text:list-item>
                          <text:p text:style-name="P1">symboles de prédicats</text:p>
                          <text:list>
                            <text:list-item>
                              <text:p text:style-name="P1">par convention majuscules</text:p>
                            </text:list-item>
                            <text:list-item>
                              <text:p text:style-name="P1">c'est la relation en gros (perso)</text:p>
                            </text:list-item>
                            <text:list-item>
                              <text:p text:style-name="P1">symboles associés à arité donnée</text:p>
                            </text:list-item>
                            <text:list-item>
                              <text:p text:style-name="P1">(nombre de paramètres, de termes)</text:p>
                            </text:list-item>
                          </text:list>
                        </text:list-item>
                        <text:list-item>
                          <text:p text:style-name="P1">connecteurs logiques</text:p>
                          <text:list>
                            <text:list-item>
                              <text:p text:style-name="P1">exemples : et, ou, implique</text:p>
                            </text:list-item>
                            <text:list-item>
                              <text:p text:style-name="P1">perso : opérateurs en gros je pense</text:p>
                            </text:list-item>
                          </text:list>
                        </text:list-item>
                        <text:list-item>
                          <text:p text:style-name="P1">quantificateurs<text:tab/></text:p>
                          <text:list>
                            <text:list-item>
                              <text:p text:style-name="P1">quelque soit, il existe</text:p>
                            </text:list-item>
                          </text:list>
                        </text:list-item>
                        <text:list-item>
                          <text:p text:style-name="P1">paranthèses</text:p>
                        </text:list-item>
                      </text:list>
                    </text:list-item>
                    <text:list-item>
                      <text:p text:style-name="P1">perso</text:p>
                      <text:list>
                        <text:list-item>
                          <text:p text:style-name="P1">termes et symboles de pérdicats sont propres à chaque problème considéré</text:p>
                        </text:list-item>
                        <text:list-item>
                          <text:p text:style-name="P1">du coup : logique du premier ordre = une infinité de langages possibles ? = une classe de langages ?</text:p>
                        </text:list-item>
                      </text:list>
                    </text:list-item>
                  </text:list>
                </text:list-item>
                <text:list-item>
                  <text:p text:style-name="P1"><text:soft-page-break/>plus petits mots</text:p>
                  <text:list>
                    <text:list-item>
                      <text:p text:style-name="P1">en logique des propositions c'était les atomes</text:p>
                    </text:list-item>
                    <text:list-item>
                      <text:p text:style-name="P1">prédicat</text:p>
                      <text:list>
                        <text:list-item>
                          <text:p text:style-name="P1">ce que c'est</text:p>
                          <text:list>
                            <text:list-item>
                              <text:p text:style-name="P1">symbole prédicatif</text:p>
                            </text:list-item>
                            <text:list-item>
                              <text:p text:style-name="P1">paramétré par des termes</text:p>
                            </text:list-item>
                          </text:list>
                        </text:list-item>
                        <text:list-item>
                          <text:p text:style-name="P1">ex</text:p>
                          <text:list>
                            <text:list-item>
                              <text:p text:style-name="P1">père(x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vrac – poubelle (ne pas apprendre ni mettre dans ppp questions)</text:p>
              <text:list>
                <text:list-item>
                  <text:p text:style-name="P2">définition plus formelle (à ranger quelque part)</text:p>
                  <text:list>
                    <text:list-item>
                      <text:p text:style-name="P2">traditionnellement les alphabets du premier ordre sont nommées "langage du premier ordre"</text:p>
                    </text:list-item>
                    <text:list-item>
                      <text:p text:style-name="P2">couple L = const union préd (tout début aide mémoire qu'il a donné)</text:p>
                    </text:list-item>
                    <text:list-item>
                      <text:p text:style-name="P2">intersection vide entre constantes et prédicats</text:p>
                    </text:list-item>
                    <text:list-item>
                      <text:p text:style-name="P2">préd = ensemble d'éléments (les prédicats) et a chaque élément est associé une parité</text:p>
                    </text:list-item>
                    <text:list-item>
                      <text:p text:style-name="P2">ensemble de variables</text:p>
                    </text:list-item>
                    <text:list-item>
                      <text:p text:style-name="P2">top et bottom</text:p>
                    </text:list-item>
                    <text:list-item>
                      <text:p text:style-name="P2">bottom et top ne sont pas des termes</text:p>
                    </text:list-item>
                    <text:list-item>
                      <text:p text:style-name="P2">soient L = C union P</text:p>
                    </text:list-item>
                    <text:list-item>
                      <text:p text:style-name="P2">V un ensemble de variables</text:p>
                    </text:list-item>
                    <text:list-item>
                      <text:p text:style-name="P2">S ensemble symboles logiques non et ou implique équivalent</text:p>
                    </text:list-item>
                    <text:list-item>
                      <text:p text:style-name="P2">quantificateurs</text:p>
                    </text:list-item>
                    <text:list-item>
                      <text:p text:style-name="P2">jeu de paranthèses</text:p>
                    </text:list-item>
                    <text:list-item>
                      <text:p text:style-name="P2">F l'ensemble des fbf sur L par induction (au cours d'après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cours 1 → cours 2</text:p>
          <text:list>
            <text:list-item>
              <text:p text:style-name="P1">définition des fbf d'un langage du premier ordre par induction</text:p>
              <text:list>
                <text:list-item>
                  <text:p text:style-name="P1">base</text:p>
                  <text:list>
                    <text:list-item>
                      <text:p text:style-name="P1">les prédicats sont des fbf (ex : père(x))</text:p>
                    </text:list-item>
                    <text:list-item>
                      <text:p text:style-name="P1">top et bottom aussi</text:p>
                    </text:list-item>
                    <text:list-item>
                      <text:p text:style-name="P1">t1 = t2 (t1 et t2 des termes)</text:p>
                    </text:list-item>
                  </text:list>
                </text:list-item>
                <text:list-item>
                  <text:p text:style-name="P1">induction</text:p>
                  <text:list>
                    <text:list-item>
                      <text:p text:style-name="P1">soient F1 et F2 deux formules du langages</text:p>
                    </text:list-item>
                    <text:list-item>
                      <text:p text:style-name="P1">sont aussi des fbf du langage</text:p>
                      <text:list>
                        <text:list-item>
                          <text:p text:style-name="P1">comme propositions</text:p>
                          <text:list>
                            <text:list-item>
                              <text:p text:style-name="P1">non F1</text:p>
                            </text:list-item>
                            <text:list-item>
                              <text:p text:style-name="P1">F1 op F2</text:p>
                            </text:list-item>
                          </text:list>
                        </text:list-item>
                        <text:list-item>
                          <text:p text:style-name="P1">propre aux prédicats</text:p>
                          <text:list>
                            <text:list-item>
                              <text:p text:style-name="P1">quelque soit x, F1</text:p>
                            </text:list-item>
                            <text:list-item>
                              <text:p text:style-name="P1">pour tout x, F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priorité par ordre décroissant (perso, pas sur)</text:p>
              <text:list>
                <text:list-item>
                  <text:p text:style-name="P1">entre connecteurs différents</text:p>
                  <text:list>
                    <text:list-item>
                      <text:p text:style-name="P1">non</text:p>
                    </text:list-item>
                    <text:list-item>
                      <text:p text:style-name="P1">ou, et</text:p>
                    </text:list-item>
                    <text:list-item>
                      <text:p text:style-name="P1">quantificateurs (pas sur, peut être quantificateurs moins prioritaires)</text:p>
                    </text:list-item>
                    <text:list-item>
                      <text:p text:style-name="P1">implique, équivalent</text:p>
                    </text:list-item>
                  </text:list>
                </text:list-item>
                <text:list-item>
                  <text:p text:style-name="P1">entre mêmes connecteurs</text:p>
                  <text:list>
                    <text:list-item>
                      <text:p text:style-name="P1">ou et et</text:p>
                      <text:list>
                        <text:list-item>
                          <text:p text:style-name="P1">associativité</text:p>
                        </text:list-item>
                        <text:list-item>
                          <text:p text:style-name="P1"><text:soft-page-break/>du coup A v B v C sans paranthèses par exemple</text:p>
                        </text:list-item>
                      </text:list>
                    </text:list-item>
                    <text:list-item>
                      <text:p text:style-name="P1">pour reste plus compliqué je crois</text:p>
                    </text:list-item>
                  </text:list>
                </text:list-item>
              </text:list>
            </text:list-item>
            <text:list-item>
              <text:p text:style-name="P1">vrac quelques infos sur équivalence logique</text:p>
              <text:list>
                <text:list-item>
                  <text:p text:style-name="P1">pout tout x P(x) (équivalent logiquement à) non il existe x non P(x)</text:p>
                </text:list-item>
                <text:list-item>
                  <text:p text:style-name="P1">à savoir que pour toutes les interprétations possibles, ça a la même valeur de vérité</text:p>
                </text:list-item>
                <text:list-item>
                  <text:p text:style-name="P1">signe équivalence logique : <text:s/>triple égal</text:p>
                </text:list-item>
              </text:list>
            </text:list-item>
            <text:list-item>
              <text:p text:style-name="P1">définition par induction de l'arborescence syntaxique d'une fbf</text:p>
              <text:list>
                <text:list-item>
                  <text:p text:style-name="P1">analogue à la définition d'une fbf !!!</text:p>
                </text:list-item>
                <text:list-item>
                  <text:p text:style-name="P1">base</text:p>
                  <text:list>
                    <text:list-item>
                      <text:p text:style-name="P1">feuilles</text:p>
                      <text:list>
                        <text:list-item>
                          <text:p text:style-name="P1">prédicats</text:p>
                        </text:list-item>
                        <text:list-item>
                          <text:p text:style-name="P1">top et bottom</text:p>
                        </text:list-item>
                        <text:list-item>
                          <text:p text:style-name="P1">ou x = y</text:p>
                        </text:list-item>
                      </text:list>
                    </text:list-item>
                  </text:list>
                </text:list-item>
                <text:list-item>
                  <text:p text:style-name="P1">induction</text:p>
                  <text:list>
                    <text:list-item>
                      <text:p text:style-name="P1">non F = (racine non et sous arbre = arbre de F)</text:p>
                    </text:list-item>
                    <text:list-item>
                      <text:p text:style-name="P1">F1 op F2 : racine op, sous arbres = arbres de F1 et F2</text:p>
                    </text:list-item>
                    <text:list-item>
                      <text:p text:style-name="P1">quantificateurs : analogue, pour tout x racine par exemple</text:p>
                    </text:list-item>
                  </text:list>
                </text:list-item>
              </text:list>
            </text:list-item>
            <text:list-item>
              <text:p text:style-name="P1">variables libres et variables liées</text:p>
              <text:list>
                <text:list-item>
                  <text:p text:style-name="P1">portée d'un quantificateur</text:p>
                  <text:list>
                    <text:list-item>
                      <text:p text:style-name="P1">c'est la sous arborescence de racine (quantificateur, variable)</text:p>
                    </text:list-item>
                  </text:list>
                </text:list-item>
                <text:list-item>
                  <text:p text:style-name="P1">occurrence libre / liée</text:p>
                  <text:list>
                    <text:list-item>
                      <text:p text:style-name="P1">liée</text:p>
                      <text:list>
                        <text:list-item>
                          <text:p text:style-name="P1">une occurrence de x est liée si dans la branche reliant la racine à la feuille où se trouve cette occurrence, on trouve quelque soit x ou il existe x</text:p>
                        </text:list-item>
                        <text:list-item>
                          <text:p text:style-name="P1">autrement dit : cette occurrence est dans la portée d'un quantificateur associé à cette variable</text:p>
                        </text:list-item>
                      </text:list>
                    </text:list-item>
                    <text:list-item>
                      <text:p text:style-name="P1">une occurrence est libre sinon</text:p>
                    </text:list-item>
                  </text:list>
                </text:list-item>
                <text:list-item>
                  <text:p text:style-name="P1">variable libre / liée</text:p>
                  <text:list>
                    <text:list-item>
                      <text:p text:style-name="P1">quand libre / liée ?</text:p>
                      <text:list>
                        <text:list-item>
                          <text:p text:style-name="P1">une variable est libre si elle a au moins une occurrence libre</text:p>
                        </text:list-item>
                        <text:list-item>
                          <text:p text:style-name="P1">liée si elle a au moins une occurrence liée</text:p>
                        </text:list-item>
                      </text:list>
                    </text:list-item>
                    <text:list-item>
                      <text:p text:style-name="P1">une variable peut être à la fois libre et liée</text:p>
                    </text:list-item>
                    <text:list-item>
                      <text:p text:style-name="P1">perso : ni libre ni liée ? (du coup pas dans prédicats)</text:p>
                    </text:list-item>
                  </text:list>
                </text:list-item>
                <text:list-item>
                  <text:p text:style-name="P1">formule propre</text:p>
                  <text:list>
                    <text:list-item>
                      <text:p text:style-name="P1">formule qui ne contient pas de variable qui soit à la fois libre et liée</text:p>
                    </text:list-item>
                    <text:list-item>
                      <text:p text:style-name="P1">(possible obtenir formule propre en rennommant occurrences de variables à la fois libres et liées)</text:p>
                    </text:list-item>
                  </text:list>
                </text:list-item>
                <text:list-item>
                  <text:p text:style-name="P1">signification variables libres</text:p>
                  <text:list>
                    <text:list-item>
                      <text:p text:style-name="P1">aucune variable n'est "réellement" libre</text:p>
                    </text:list-item>
                    <text:list-item>
                      <text:p text:style-name="P1">pour les calculs logiques, on commence par les feuilles puis on remonte l'arborescence</text:p>
                    </text:list-item>
                    <text:list-item>
                      <text:p text:style-name="P1">on fait ainsi des calculs sur des sous-formules (non complètes)</text:p>
                    </text:list-item>
                    <text:list-item>
                      <text:p text:style-name="P1">celles ci ont les prédicats avant les quantificateurs</text:p>
                    </text:list-item>
                    <text:list-item>
                      <text:p text:style-name="P1">du coup elles sont momentannément libres</text:p>
                    </text:list-item>
                    <text:list-item>
                      <text:p text:style-name="P1">mais elles sont vouées à être liées plus tard</text:p>
                    </text:list-item>
                  </text:list>
                </text:list-item>
                <text:list-item>
                  <text:p text:style-name="P1">définition par induction des variables libres / liées d'une formule</text:p>
                  <text:list>
                    <text:list-item>
                      <text:p text:style-name="P1">d'un atome (top, bottom, x = y, ou prédicat)</text:p>
                      <text:list>
                        <text:list-item>
                          <text:p text:style-name="P1">toutes libres aucunes liées</text:p>
                        </text:list-item>
                      </text:list>
                    </text:list-item>
                    <text:list-item>
                      <text:p text:style-name="P1">de non F</text:p>
                      <text:list>
                        <text:list-item>
                          <text:p text:style-name="P1"><text:soft-page-break/>celles de F (pas de changement)</text:p>
                        </text:list-item>
                      </text:list>
                    </text:list-item>
                    <text:list-item>
                      <text:p text:style-name="P1">de F1 op F2</text:p>
                      <text:list>
                        <text:list-item>
                          <text:p text:style-name="P1">libres : celles de F1 U celles de F2</text:p>
                        </text:list-item>
                        <text:list-item>
                          <text:p text:style-name="P1">liées : celles de F1 U celles de F2</text:p>
                        </text:list-item>
                        <text:list-item>
                          <text:p text:style-name="P1">(du coup on peut en effet avoir des variables libres + liées)</text:p>
                        </text:list-item>
                      </text:list>
                    </text:list-item>
                    <text:list-item>
                      <text:p text:style-name="P1">quantif x F</text:p>
                      <text:list>
                        <text:list-item>
                          <text:p text:style-name="P1">libres : celles de F / {x}</text:p>
                        </text:list-item>
                        <text:list-item>
                          <text:p text:style-name="P1">liées : celles de F U x</text:p>
                        </text:list-item>
                      </text:list>
                    </text:list-item>
                  </text:list>
                </text:list-item>
                <text:list-item>
                  <text:p text:style-name="P1">formules ouvertes et fermées</text:p>
                  <text:list>
                    <text:list-item>
                      <text:p text:style-name="P1">une fbf est ouverte ssi elle a au moins une variable libre</text:p>
                    </text:list-item>
                    <text:list-item>
                      <text:p text:style-name="P1">elle est fermée sinon</text:p>
                    </text:list-item>
                    <text:list-item>
                      <text:p text:style-name="P1">perso : en d'autres termes, les formules ouvertes sont celles "inachevées", ce sont des sous-formules qui n'ont pas encore vraiment de sens</text:p>
                    </text:list-item>
                    <text:list-item>
                      <text:p text:style-name="P1">il est intuitif d'attribuer du sens (une valeur de vérité pour une interprétation) à une formule fermée</text:p>
                    </text:list-item>
                    <text:list-item>
                      <text:p text:style-name="P1">il est apparemment aussi possible d'attribuer du sens (mais beaucoup moins intuitif) à une fbf ouverte (je sais pas comment encore)</text:p>
                    </text:list-item>
                    <text:list-item>
                      <text:p text:style-name="P1">algorithme complexe pour fbf ouverte</text:p>
                    </text:list-item>
                    <text:list-item>
                      <text:p text:style-name="P1">mais obligé car on part des feuille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sémantique de la logique des propositions du premier ordr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jfjyf jjku</meta:initial-creator>
    <meta:creation-date>2015-02-18T11:40:02</meta:creation-date>
    <dc:date>2015-02-18T23:42:38</dc:date>
    <dc:creator>yjfjyf jjku</dc:creator>
    <meta:editing-duration>PT8H2M44S</meta:editing-duration>
    <meta:editing-cycles>224</meta:editing-cycles>
    <meta:generator>OpenOffice/4.1.1$Unix OpenOffice.org_project/411m6$Build-9775</meta:generator>
    <meta:document-statistic meta:table-count="0" meta:image-count="0" meta:object-count="0" meta:page-count="7" meta:paragraph-count="300" meta:word-count="2091" meta:character-count="10837"/>
  </office:meta>
</office:document-meta>
</file>